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f8bd1"/>
    </style:style>
    <style:style style:name="T1" style:family="text">
      <style:text-properties officeooo:rsid="000f8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5.6.1. Consulta en alguna tienda on-line cual sería el coste de un router inalámbrico y 3 adaptadores WiFi, dos para portátil y uno para el ordenador del aula. Averigua si todos los elementos seleccionados son compatibles. Si no lo son, escribe por qué.</text:p>
      <text:p text:style-name="Standard"/>
      <text:p text:style-name="P1"><text:span text:style-name="T1">Router: </text:span></text:p>
      <text:p text:style-name="P1"><text:a xlink:type="simple" xlink:href="https://www.pccomponentes.com/tenda-ac10-router-wifi-gigabit-dual-band-ac1200" text:style-name="Internet_20_link" text:visited-style-name="Visited_20_Internet_20_Link">https://www.pccomponentes.com/tenda-ac10-router-wifi-gigabit-dual-band-ac1200</text:a> </text:p>
      <text:p text:style-name="P1"/>
      <text:p text:style-name="P1"><text:span text:style-name="T1">Adaptadores para portatil: </text:span></text:p>
      <text:p text:style-name="P1"><text:a xlink:type="simple" xlink:href="https://www.pccomponentes.com/edimax-ew-7822ulc-adaptador-wifi-usb-20-ac1200-doble-banda-mu-mimo" text:style-name="Internet_20_link" text:visited-style-name="Visited_20_Internet_20_Link">https://www.pccomponentes.com/edimax-ew-7822ulc-adaptador-wifi-usb-20-ac1200-doble-banda-mu-mimo</text:a> </text:p>
      <text:p text:style-name="P1"/>
      <text:p text:style-name="P1"><text:span text:style-name="T1">Adaptadores para sobremesa: </text:span></text:p>
      <text:p text:style-name="P1"><text:a xlink:type="simple" xlink:href="https://www.pccomponentes.com/tp-link-archer-t4e-tarjeta-de-red-inalambrica-dual-band-ac1200" text:style-name="Internet_20_link" text:visited-style-name="Visited_20_Internet_20_Link">https://www.pccomponentes.com/tp-link-archer-t4e-tarjeta-de-red-inalambrica-dual-band-ac1200</text:a> 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4T14:59:17.087000000</meta:creation-date>
    <dc:date>2020-01-14T15:03:45.328000000</dc:date>
    <meta:editing-duration>PT4M29S</meta:editing-duration>
    <meta:editing-cycles>2</meta:editing-cycles>
    <meta:generator>LibreOffice/6.3.3.2$Windows_X86_64 LibreOffice_project/a64200df03143b798afd1ec74a12ab50359878ed</meta:generator>
    <meta:document-statistic meta:table-count="0" meta:image-count="0" meta:object-count="0" meta:page-count="1" meta:paragraph-count="7" meta:word-count="53" meta:character-count="584" meta:non-whitespace-character-count="532"/>
  </office:meta>
</office:document-meta>
</file>